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ab-stops>
          <style:tab-stop style:position="1.27cm"/>
        </style:tab-stops>
      </style:paragraph-properties>
      <style:text-properties officeooo:paragraph-rsid="001df397" fo:hyphenate="true" fo:hyphenation-remain-char-count="2" fo:hyphenation-push-char-count="2" loext:hyphenation-no-caps="false"/>
    </style:style>
    <style:style style:name="P2"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officeooo:paragraph-rsid="001df397" fo:hyphenate="true" fo:hyphenation-remain-char-count="2" fo:hyphenation-push-char-count="2" loext:hyphenation-no-caps="false"/>
    </style:style>
    <style:style style:name="P3" style:family="paragraph" style:parent-style-name="LO-Normal">
      <loext:graphic-properties draw:fill="solid" draw:fill-color="#ffffff"/>
      <style:paragraph-properties fo:line-height="150%" fo:text-align="justify" style:justify-single-word="false" fo:orphans="2" fo:widows="2" fo:hyphenation-ladder-count="no-limit" fo:background-color="#ffffff" style:vertical-align="auto"/>
      <style:text-properties fo:font-size="12pt" officeooo:paragraph-rsid="001df397" style:font-size-asian="12pt" style:font-size-complex="12pt" fo:hyphenate="true" fo:hyphenation-remain-char-count="2" fo:hyphenation-push-char-count="2" loext:hyphenation-no-caps="false"/>
    </style:style>
    <style:style style:name="P4" style:family="paragraph" style:parent-style-name="LO-Normal">
      <style:paragraph-properties fo:line-height="150%" fo:text-align="justify" style:justify-single-word="false"/>
      <style:text-properties fo:font-size="12pt" officeooo:paragraph-rsid="001df397" style:font-size-asian="12pt" style:font-size-complex="12pt"/>
    </style:style>
    <style:style style:name="P5" style:family="paragraph" style:parent-style-name="LO-Normal" style:list-style-name="WWNum1">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font-size="12pt" officeooo:paragraph-rsid="001df397" style:font-size-asian="12pt" style:font-size-complex="12pt" fo:hyphenate="true" fo:hyphenation-remain-char-count="2" fo:hyphenation-push-char-count="2" loext:hyphenation-no-caps="false"/>
    </style:style>
    <style:style style:name="P6" style:family="paragraph" style:parent-style-name="LO-Normal" style:list-style-name="WWNum2">
      <loext:graphic-properties draw:fill="solid" draw:fill-color="#ffffff"/>
      <style:paragraph-properties fo:margin-left="0cm" fo:margin-right="0cm"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font-size="12pt" officeooo:paragraph-rsid="001df397" style:font-size-asian="12pt" style:font-size-complex="12pt" fo:hyphenate="true" fo:hyphenation-remain-char-count="2" fo:hyphenation-push-char-count="2" loext:hyphenation-no-caps="false"/>
    </style:style>
    <style:style style:name="P7" style:family="paragraph" style:parent-style-name="LO-Normal" style:list-style-name="WWNum2">
      <loext:graphic-properties draw:fill="solid" draw:fill-color="#ffffff"/>
      <style:paragraph-properties fo:margin-left="0cm" fo:margin-right="0cm" fo:margin-top="0.176cm" fo:margin-bottom="0cm" loext:contextual-spacing="false" fo:line-height="150%" fo:text-align="justify" style:justify-single-word="false" fo:orphans="2" fo:widows="2" fo:hyphenation-ladder-count="no-limit" fo:text-indent="0cm" style:auto-text-indent="false" fo:background-color="#ffffff" style:vertical-align="auto">
        <style:tab-stops>
          <style:tab-stop style:position="1.27cm"/>
        </style:tab-stops>
      </style:paragraph-properties>
      <style:text-properties fo:font-size="12pt" officeooo:paragraph-rsid="001df397" style:font-size-asian="12pt" style:font-size-complex="12pt" fo:hyphenate="true" fo:hyphenation-remain-char-count="2" fo:hyphenation-push-char-count="2" loext:hyphenation-no-caps="false"/>
    </style:style>
    <style:style style:name="P8" style:family="paragraph" style:parent-style-name="Normal_20__28_Web_29_">
      <loext:graphic-properties draw:fill="solid" draw:fill-color="#ffffff"/>
      <style:paragraph-properties fo:margin-top="0cm" fo:margin-bottom="0cm" loext:contextual-spacing="false" fo:line-height="150%" fo:text-align="justify" style:justify-single-word="false" fo:background-color="#ffffff"/>
      <style:text-properties fo:font-size="12pt" officeooo:paragraph-rsid="001df397" style:font-size-asian="12pt" style:font-size-complex="12pt"/>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officeooo:rsid="001af41e" officeooo:paragraph-rsid="001bb38a"/>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paragraph-properties fo:text-align="center" style:justify-single-word="false"/>
      <style:text-properties style:font-name="arial" fo:font-size="14pt" officeooo:rsid="001af41e" officeooo:paragraph-rsid="001bb38a" style:font-size-asian="14pt" style:font-size-complex="14pt"/>
    </style:style>
    <style:style style:name="P13" style:family="paragraph" style:parent-style-name="Standard">
      <style:paragraph-properties fo:text-align="center" style:justify-single-word="false"/>
      <style:text-properties style:font-name="arial" fo:font-size="14pt" fo:font-weight="bold" officeooo:rsid="001af41e" officeooo:paragraph-rsid="001bb38a"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3pt" fo:font-weight="bold" officeooo:rsid="001bb38a" officeooo:paragraph-rsid="001bb38a" style:font-size-asian="13pt" style:font-weight-asian="bold" style:font-size-complex="13pt" style:font-weight-complex="bold"/>
    </style:style>
    <style:style style:name="P15" style:family="paragraph" style:parent-style-name="Standard">
      <style:paragraph-properties fo:text-align="center" style:justify-single-word="false"/>
      <style:text-properties style:font-name="arial" fo:font-weight="bold" officeooo:rsid="001af41e" officeooo:paragraph-rsid="001bb38a" style:font-weight-asian="bold" style:font-weight-complex="bold"/>
    </style:style>
    <style:style style:name="P16" style:family="paragraph" style:parent-style-name="Standard">
      <style:paragraph-properties fo:text-align="center" style:justify-single-word="false"/>
      <style:text-properties style:font-name="arial" fo:font-weight="bold" officeooo:rsid="001bb38a" officeooo:paragraph-rsid="001bb38a" style:font-weight-asian="bold" style:font-weight-complex="bold"/>
    </style:style>
    <style:style style:name="P17" style:family="paragraph" style:parent-style-name="Standard">
      <style:text-properties style:font-name="arial" fo:font-size="16pt" style:font-size-asian="16pt" style:font-size-complex="16pt"/>
    </style:style>
    <style:style style:name="P18" style:family="paragraph" style:parent-style-name="Standard">
      <style:text-properties style:font-name="arial" fo:font-size="16pt" fo:font-weight="bold" style:font-size-asian="16pt" style:font-weight-asian="bold" style:font-size-complex="16pt" style:font-weight-complex="bold"/>
    </style:style>
    <style:style style:name="P19" style:family="paragraph" style:parent-style-name="Standard">
      <style:text-properties style:font-name="Arial"/>
    </style:style>
    <style:style style:name="P20" style:family="paragraph" style:parent-style-name="Standard">
      <style:text-properties style:font-name="Arial" fo:font-size="16pt" fo:font-weight="bold" officeooo:rsid="001c66cb" officeooo:paragraph-rsid="001c66cb" style:font-size-asian="16pt" style:font-weight-asian="bold" style:font-size-complex="16pt" style:font-weight-complex="bold"/>
    </style:style>
    <style:style style:name="P21" style:family="paragraph" style:parent-style-name="Standard">
      <style:text-properties style:font-name="Arial" fo:font-size="18pt" style:font-size-asian="18pt" style:font-size-complex="18pt"/>
    </style:style>
    <style:style style:name="P22" style:family="paragraph" style:parent-style-name="Standard">
      <style:text-properties style:font-name="Arial" fo:font-size="12pt" style:font-size-asian="12pt" style:font-size-complex="12pt"/>
    </style:style>
    <style:style style:name="P23" style:family="paragraph" style:parent-style-name="Standard">
      <style:text-properties style:font-name="Arial" fo:font-size="12pt" officeooo:paragraph-rsid="001c66cb" style:font-size-asian="12pt" style:font-size-complex="12pt"/>
    </style:style>
    <style:style style:name="P24" style:family="paragraph" style:parent-style-name="Standard">
      <style:text-properties style:font-name="Arial1" officeooo:paragraph-rsid="001c66cb" style:font-name-complex="Arial2"/>
    </style:style>
    <style:style style:name="P25" style:family="paragraph" style:parent-style-name="Standard">
      <style:text-properties style:font-name="Arial1" fo:font-size="16pt" officeooo:paragraph-rsid="001c66cb" style:font-size-asian="16pt" style:font-name-complex="Arial2" style:font-size-complex="16pt"/>
    </style:style>
    <style:style style:name="P26" style:family="paragraph" style:parent-style-name="Standard">
      <style:text-properties style:font-name="Arial1" fo:font-size="16pt" fo:font-weight="bold" officeooo:rsid="001c66cb" officeooo:paragraph-rsid="001c66cb" style:font-size-asian="16pt" style:font-weight-asian="bold" style:font-name-complex="Arial2" style:font-size-complex="16pt" style:font-weight-complex="bold"/>
    </style:style>
    <style:style style:name="P27" style:family="paragraph" style:parent-style-name="Standard">
      <style:text-properties style:font-name="Arial1" fo:font-size="16pt" fo:font-weight="bold" officeooo:rsid="001df397" officeooo:paragraph-rsid="001df397" style:font-size-asian="16pt" style:font-weight-asian="bold" style:font-name-complex="Arial2" style:font-size-complex="16pt" style:font-weight-complex="bold"/>
    </style:style>
    <style:style style:name="P28" style:family="paragraph" style:parent-style-name="Standard">
      <style:text-properties style:font-name="Arial1" fo:font-size="16pt" fo:font-weight="bold" officeooo:rsid="001df397" officeooo:paragraph-rsid="001df397" style:font-size-asian="14pt" style:font-weight-asian="bold" style:font-name-complex="Arial2" style:font-size-complex="16pt" style:font-weight-complex="bold"/>
    </style:style>
    <style:style style:name="P29" style:family="paragraph" style:parent-style-name="Standard">
      <style:text-properties style:font-name="Arial1" fo:font-size="16pt" fo:font-weight="bold" officeooo:rsid="001df397" officeooo:paragraph-rsid="001e6681" style:font-size-asian="14pt" style:font-weight-asian="bold" style:font-name-complex="Arial2" style:font-size-complex="16pt" style:font-weight-complex="bold"/>
    </style:style>
    <style:style style:name="P30" style:family="paragraph" style:parent-style-name="Standard">
      <style:text-properties style:font-name="Arial1" fo:font-size="18pt" fo:font-weight="bold" officeooo:rsid="001c66cb" officeooo:paragraph-rsid="001c66cb" style:font-size-asian="18pt" style:font-weight-asian="bold" style:font-name-complex="Arial2" style:font-size-complex="18pt" style:font-weight-complex="bold"/>
    </style:style>
    <style:style style:name="P31" style:family="paragraph" style:parent-style-name="Standard">
      <style:text-properties style:font-name="Arial1" fo:font-size="18pt" fo:font-weight="bold" officeooo:rsid="001df397" officeooo:paragraph-rsid="001df397" style:font-size-asian="18pt" style:font-weight-asian="bold" style:font-name-complex="Arial2" style:font-size-complex="18pt" style:font-weight-complex="bold"/>
    </style:style>
    <style:style style:name="P32" style:family="paragraph" style:parent-style-name="Standard">
      <style:text-properties officeooo:paragraph-rsid="001c66cb"/>
    </style:style>
    <style:style style:name="P33" style:family="paragraph" style:parent-style-name="Standard">
      <style:text-properties officeooo:paragraph-rsid="001e6681"/>
    </style:style>
    <style:style style:name="P34" style:family="paragraph" style:parent-style-name="Standard">
      <style:paragraph-properties fo:margin-top="0cm" fo:margin-bottom="0.282cm" loext:contextual-spacing="false"/>
      <style:text-properties style:font-name="Arial1" fo:font-size="16pt" fo:font-weight="normal" officeooo:rsid="001c66cb" officeooo:paragraph-rsid="001c66cb" style:font-size-asian="16pt" style:font-weight-asian="normal" style:font-name-complex="Arial2" style:font-size-complex="16pt" style:font-weight-complex="normal"/>
    </style:style>
    <style:style style:name="P35" style:family="paragraph" style:parent-style-name="Standard">
      <style:paragraph-properties fo:margin-top="0cm" fo:margin-bottom="0.282cm" loext:contextual-spacing="false"/>
      <style:text-properties style:font-name="Arial1" fo:font-size="12pt" fo:font-weight="normal" officeooo:rsid="001c66cb" officeooo:paragraph-rsid="001c66cb" style:font-name-asian="Calibri" style:font-size-asian="12pt" style:language-asian="pt" style:country-asian="BR" style:font-weight-asian="normal" style:font-name-complex="Arial2" style:font-size-complex="12pt" style:font-weight-complex="normal"/>
    </style:style>
    <style:style style:name="P36" style:family="paragraph" style:parent-style-name="Standard">
      <style:paragraph-properties fo:margin-top="0cm" fo:margin-bottom="0cm" loext:contextual-spacing="false" fo:line-height="150%" fo:text-align="justify" style:justify-single-word="false"/>
      <style:text-properties officeooo:paragraph-rsid="001df397"/>
    </style:style>
    <style:style style:name="P37"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df397" style:font-size-asian="12pt" style:font-name-complex="Arial2" style:font-size-complex="12pt"/>
    </style:style>
    <style:style style:name="P38" style:family="paragraph" style:parent-style-name="Standard">
      <style:paragraph-properties fo:margin-left="2.498cm" fo:margin-right="0cm" fo:line-height="100%" fo:text-align="justify" style:justify-single-word="false" fo:text-indent="0cm" style:auto-text-indent="false">
        <style:tab-stops/>
      </style:paragraph-properties>
      <style:text-properties officeooo:paragraph-rsid="001df397"/>
    </style:style>
    <style:style style:name="P39" style:family="paragraph" style:parent-style-name="Text_20_body">
      <style:text-properties fo:font-size="12pt" officeooo:paragraph-rsid="001c66cb" style:font-size-asian="12pt" style:font-size-complex="12pt"/>
    </style:style>
    <style:style style:name="T1" style:family="text">
      <style:text-properties officeooo:rsid="001bb38a"/>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officeooo:rsid="001c66cb"/>
    </style:style>
    <style:style style:name="T5" style:family="text">
      <style:text-properties style:font-name="Arial1" style:font-name-complex="Arial2"/>
    </style:style>
    <style:style style:name="T6" style:family="text">
      <style:text-properties style:font-name="Arial1" style:font-name-complex="Arial2" style:font-size-complex="11pt"/>
    </style:style>
    <style:style style:name="T7" style:family="text">
      <style:text-properties style:font-name="inherit" fo:font-weight="bold" style:font-weight-asian="bold"/>
    </style:style>
    <style:style style:name="T8" style:family="text">
      <style:text-properties style:font-name="inherit" fo:font-weight="bold" style:font-weight-asian="bold" style:font-name-complex="Arial2"/>
    </style:style>
    <style:style style:name="T9" style:family="text">
      <style:text-properties style:font-name="inherit" fo:font-weight="normal" style:font-weight-asian="normal" style:font-weight-complex="normal"/>
    </style:style>
    <style:style style:name="T10" style:family="text">
      <style:text-properties style:font-name="inherit" fo:font-weight="normal" officeooo:rsid="001c66cb" style:font-weight-asian="normal" style:font-weight-complex="normal"/>
    </style:style>
    <style:style style:name="T11" style:family="text">
      <style:text-properties style:font-name="inherit" fo:font-style="normal" fo:font-weight="normal" style:font-style-asian="normal" style:font-weight-asian="normal" style:font-name-complex="Arial2" style:font-style-complex="normal" style:font-weight-complex="normal"/>
    </style:style>
    <style:style style:name="T12" style:family="text">
      <style:text-properties style:font-name="var ricos-custom-p-font-family"/>
    </style:style>
    <style:style style:name="T13" style:family="text">
      <style:text-properties fo:font-style="normal" style:text-underline-style="none" style:font-style-asian="normal" style:font-style-complex="normal"/>
    </style:style>
    <style:style style:name="T14" style:family="text">
      <style:text-properties fo:font-weight="normal" style:font-weight-asian="normal" style:font-weight-complex="normal"/>
    </style:style>
    <style:style style:name="T15" style:family="text">
      <style:text-properties style:font-name-asian="Calibri" style:language-asian="pt" style:country-asian="BR"/>
    </style:style>
    <style:style style:name="T16" style:family="text">
      <style:text-properties fo:font-size="12pt" style:font-size-asian="12pt" style:font-size-complex="12pt"/>
    </style:style>
    <style:style style:name="T17" style:family="text">
      <style:text-properties fo:font-size="12pt" style:font-name-asian="Calibri" style:font-size-asian="12pt" style:language-asian="pt" style:country-asian="BR" style:font-size-complex="12pt"/>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color="#1f1f1f" style:font-name="Arial1" style:font-name-complex="Arial2" style:font-size-complex="11pt"/>
    </style:style>
    <style:style style:name="T21" style:family="text">
      <style:text-properties fo:color="#1f1f1f" style:font-name="Arial1" style:font-name-complex="Arial2"/>
    </style:style>
    <style:style style:name="T22" style:family="text">
      <style:text-properties fo:color="#1f1f1f" style:font-name="Arial1" fo:font-size="12pt" style:font-size-asian="12pt" style:font-name-complex="Arial2" style:font-size-complex="12pt"/>
    </style:style>
    <style:style style:name="T23" style:family="text">
      <style:text-properties fo:color="#1f1f1f" style:font-name="Arial1" fo:font-size="11pt" style:font-size-asian="11pt" style:font-name-complex="Arial2" style:font-size-complex="11pt"/>
    </style:style>
    <style:style style:name="T24" style:family="text">
      <style:text-properties fo:color="#1f1f1f" fo:font-size="12pt" style:font-size-asian="10.5pt" style:font-size-complex="12pt" fo:background-color="#ffffff"/>
    </style:style>
    <style:style style:name="T25" style:family="text">
      <style:text-properties fo:color="#1f1f1f" fo:font-size="12pt" fo:font-weight="normal" style:font-size-asian="10.5pt" style:font-weight-asian="normal" style:font-size-complex="12pt" style:font-weight-complex="normal" fo:background-color="#ffffff"/>
    </style:style>
    <style:style style:name="T26" style:family="text">
      <style:text-properties fo:color="#1f1f1f" fo:font-size="12pt" fo:font-weight="normal" style:font-size-asian="12pt" style:font-weight-asian="normal" style:font-size-complex="12pt" style:font-weight-complex="normal"/>
    </style:style>
    <style:style style:name="T27" style:family="text">
      <style:text-properties fo:color="#1f1f1f" fo:font-size="12pt" style:font-size-asian="12pt" style:font-size-complex="12pt"/>
    </style:style>
    <style:style style:name="T28" style:family="text">
      <style:text-properties fo:color="#1f1f1f" fo:font-size="11pt" style:font-size-asian="11pt" style:font-size-complex="11pt"/>
    </style:style>
    <style:style style:name="T29" style:family="text">
      <style:text-properties fo:color="#1f1f1f" fo:font-size="11pt" fo:font-weight="normal" style:font-size-asian="11pt" style:font-weight-asian="normal" style:font-size-complex="11pt" style:font-weight-complex="normal"/>
    </style:style>
    <style:style style:name="T30" style:family="text">
      <style:text-properties fo:color="#1f1f1f" fo:font-weight="normal" style:font-weight-asian="normal" style:font-weight-complex="normal"/>
    </style:style>
    <style:style style:name="T31" style:family="text">
      <style:text-properties fo:color="#1f1f1f"/>
    </style:style>
    <style:style style:name="T32" style:family="text">
      <style:text-properties fo:color="#1f1f1f" style:font-size-asian="16pt"/>
    </style:style>
    <style:style style:name="T33" style:family="text">
      <style:text-properties fo:font-size="11pt" style:font-size-asian="11pt" style:font-size-complex="11pt"/>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color="#000000" fo:background-color="#f5f5f5" loext:char-shading-value="0" style:font-size-asian="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 text:c="3"/><text:span text:style-name="T2"><text:s text:c="2"/>COLÉGIO ESTADUAL DE EDUCAÇÃO PROFISSIONAL </text:span></text:p>
      <text:p text:style-name="P15"><text:span text:style-name="T3">CARMELO PERRONE C E PE EF M PROFIS </text:span><text:s/></text:p>
      <text:p text:style-name="P15"><text:s/><text:span text:style-name="T3">CURSO TÉCNICO EM INFORMÁTICA </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4">Valeria Borges Vanzin</text:p>
      <text:p text:style-name="P16"><text:span text:style-name="T3"/></text:p>
      <text:p text:style-name="P10"/>
      <text:p text:style-name="P10"/>
      <text:p text:style-name="P10"/>
      <text:p text:style-name="P10"/>
      <text:p text:style-name="P10"/>
      <text:p text:style-name="P10"/>
      <text:p text:style-name="P10"/>
      <text:p text:style-name="P10"/>
      <text:p text:style-name="P10"/>
      <text:p text:style-name="P15"/>
      <text:p text:style-name="P15"/>
      <text:p text:style-name="P13"><text:span text:style-name="T1">KANEKINHA’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5"><text:soft-page-break/><text:s/>CASCAVEL - PR </text:p>
      <text:p text:style-name="P15">2023</text:p>
      <text:p text:style-name="P11"/>
      <text:p text:style-name="P9"/>
      <text:p text:style-name="P17"/>
      <text:p text:style-name="P18"><text:span text:style-name="T4"><text:s text:c="2"/>1 <text:s text:c="3"/>introdução</text:span></text:p>
      <text:p text:style-name="P22"><text:s text:c="15"/></text:p>
      <text:p text:style-name="P23"><text:s text:c="9"/><text:span text:style-name="T5">Criação de um site voltado a canecas personalizadas e prontas, uma loja que vende caneca para uso pessoal ou para presentear, as canecas personalizadas são utilizadas na maioria das vezes como uma forma de presentear um amigo, ente querido. </text:span><text:bookmark text:name="viewer-b150h"/><text:span text:style-name="T5">As primeiras </text:span><text:span text:style-name="T8"><text:s/></text:span><text:span text:style-name="T11">canecas </text:span><text:span text:style-name="T5">encontradas por arqueólogos eram feitas de ossos e datavam algo perto da Idade da Pedra. Já o café apareceu pela primeira vez em 1475, em Constantinopla, onde as canecas eram feitas de madeira.</text:span></text:p>
      <text:p text:style-name="P39"><text:bookmark text:name="viewer-4vklr"/><text:span text:style-name="T12">Alguns séculos depois, em 1748, a Grã-Bretanha proibiu o café e tudo que pudesse ser associado a ele, inclusive as canecas, causando um aumento nos preços do mercado negro.</text:span></text:p>
      <text:p text:style-name="P39"><text:bookmark text:name="viewer-6nv3n"/><text:span text:style-name="T12">Hoje em dia as canecas são muito usadas em vários lugares com diferentes funções. Elas possuem tamanhos, modelos, estampas e cores muito variadas, abrangendo diferentes gostos e fazendo com que todos queiram comprar e colecionar esses lindos itens de 1001 utilidades. </text:span><text:bookmark text:name="viewer-39vrg"/><text:span text:style-name="T7"><text:line-break/> <text:s text:c="3"/></text:span><text:span text:style-name="T9">Tipos de canecas</text:span></text:p>
      <text:p text:style-name="P39"><text:bookmark text:name="viewer-5bokc"/><text:span text:style-name="T12">Com esse grande aumento na procura por canecas, o mercado precisou criar diferentes tipos de canecas. Às vezes eles usam um formato mais criativo ou escolhem um material que seja melhor para cada bebida.</text:span><text:bookmark text:name="viewer-dll5s"/><text:span text:style-name="T12"> <text:s text:c="34"/></text:span><text:span text:style-name="T9">be</text:span><text:span text:style-name="T10">b</text:span><text:span text:style-name="T9">idas quentes</text:span></text:p>
      <text:p text:style-name="P39"><text:bookmark text:name="viewer-72e3c"/><text:span text:style-name="T12">O inverno chega e tudo que você quer é ficar debaixo das cobertas assistindo a um filme e tomando uma bebida bem quentinha, não é mesmo? Nesse caso, as canecas mais usadas são aquelas com uma alça bem larga para não queimar os dedos e com os desenhos mais fofinhos. Aproveite e marque uma sessão de cinema em casa com os seus amigos e faça muita pipoca.</text:span></text:p>
      <text:p text:style-name="P39"><text:bookmark text:name="viewer-9venp"/><text:span text:style-name="T9"><text:s text:c="4"/>Chopp</text:span></text:p>
      <text:p text:style-name="P39"><text:bookmark text:name="viewer-cm1v7"/><text:span text:style-name="T12">As canecas de alumínio têm sido muito procuradas para tomar aquele chopp, pois o material permite que a bebida fique gelada por mais tempo. Elas também podem ser personalizadas com frases engraçadas para deixar o ambiente bem descontraído naquela rodinha de amigos em uma sexta-feira a noite.</text:span></text:p>
      <text:p text:style-name="P39"><text:bookmark text:name="viewer-dcqen"/><text:span text:style-name="T9"><text:s text:c="4"/>Canecas mágicas</text:span></text:p>
      <text:p text:style-name="P39"><text:bookmark text:name="viewer-68t2c"/><text:span text:style-name="T12">Essas são as canecas que mais tem feito sucesso ultimamente. Elas são feitas com um material sensível ao calor, que faz com que a cor da caneca mude quando é colocado um líquido quente nela. O mercado aproveitou isso para criar diferentes modelos, como o “On-Off”, que faz com que a caneca fique </text:span><text:soft-page-break/><text:span text:style-name="T12">com a palavra “Off” (desligado) quando está sem líquido e mude de cor, trocando a palavra para “On” (Ligado) quando ela recebe alguma bebida quente.</text:span></text:p>
      <text:p text:style-name="P39"><text:bookmark text:name="viewer-2apng"/><text:span text:style-name="T7">-</text:span><text:span text:style-name="T13"> Criativas</text:span></text:p>
      <text:p text:style-name="P39"><text:bookmark text:name="viewer-7m1mf"/><text:span text:style-name="T12">São tantos modelos diferentes de canecas que ninguém pode botar defeito.</text:span></text:p>
      <text:p text:style-name="P39"><text:bookmark text:name="viewer-46mrv"/><text:span text:style-name="T12">Se você gosta de zumbis, você vai amar canecas que têm mordidas e cicatrizes por toda parte. Para os amantes de fotografia, existem várias canecas que lembram uma lente zoom de uma DSLR. Já para os músicos que gostam de café, são várias as canecas onde a alça lembra o seu instrumento favorito. Já deu pra perceber que com certeza existe alguma caneca que é a sua cara né?</text:span><text:bookmark text:name="viewer-6q55p"/><text:span text:style-name="T7"> <text:s text:c="24"/></text:span><text:span text:style-name="T9"><text:s text:c="6"/></text:span></text:p>
      <text:p text:style-name="P39"><text:span text:style-name="T9"><text:s text:c="7"/></text:span><text:span text:style-name="T10">One punk</text:span></text:p>
      <text:p text:style-name="P39"><text:bookmark text:name="viewer-frk4s"/><text:span text:style-name="T12">Nunca ouviu falar em “One Puck”? Se você adora tecnologia, você vai passar a ouvir muito sobre esse gadget que permite que você carregue o seu celular através de um motor que transforma a mudança de temperatura em energia. Logo, você só vai precisar da sua caneca com um café quentinho para carregar os seus aparelhos eletrônicos. Interessante, né?</text:span></text:p>
      <text:p text:style-name="P39"><text:bookmark text:name="viewer-bbfvf"/><text:span text:style-name="T9"><text:s text:c="7"/>Para as crianças</text:span></text:p>
      <text:p text:style-name="P39"><text:bookmark text:name="viewer-1ho37"/><text:span text:style-name="T12">As canecas para crianças normalmente são feitas de plástico para que elas não consigam quebrar facilmente e nem se machucar. Elas costumam ser acompanhadas de algum desenho infantil para até mesmo incentivar as crianças a beberem mais líquidos..</text:span></text:p>
      <text:p text:style-name="P39"><text:span text:style-name="T9"><text:s text:c="8"/>Importância e Ecológia</text:span></text:p>
      <text:p text:style-name="P39"><text:bookmark text:name="viewer-4m4ln"/><text:span text:style-name="T12">As canecas não tem apenas um “rostinho bonito”, mas elas podem ser muito usadas em locais de trabalho para economizar milhares de copos plásticos. Com cuidado, elas podem durar bastante tempo e ajudar a tornar o dia-a-dia da sua empresa mais sustentável.</text:span></text:p>
      <text:p text:style-name="P39"><text:bookmark text:name="viewer-9rngo"/><text:span text:style-name="T12">Além disso, elas podem ser usadas em outros eventos onde o gasto com copos de plástico é muito grande. Se for uma festa em casa, você pode usar seus copos e canecas mesmo ou também distribuir canecas como lembrança de uma linda festa de casamento.</text:span></text:p>
      <text:p text:style-name="P39"><text:span text:style-name="T7"><text:s text:c="8"/></text:span><text:span text:style-name="T9">Potencial de divulgação</text:span></text:p>
      <text:p text:style-name="P23"><text:bookmark text:name="viewer-16g15"/><text:span text:style-name="T12">Você sabia que as canecas são ótimas para divulgar o nome da sua empresa? Por terem várias utilidades a um preço acessível, as canecas podem carregar o logo da sua empresa e serem distribuídas em um evento importante, no qual você pode deixar o nome da sua empresa marcado com uma caneca bem criativa.</text:span></text:p>
      <text:p text:style-name="P22"/>
      <text:p text:style-name="P19"/>
      <text:p text:style-name="P19"/>
      <text:p text:style-name="P19"><text:soft-page-break/></text:p>
      <text:p text:style-name="P19"/>
      <text:p text:style-name="P19"/>
      <text:p text:style-name="P19"/>
      <text:p text:style-name="P19"/>
      <text:p text:style-name="P19"/>
      <text:p text:style-name="P19"/>
      <text:p text:style-name="P19"/>
      <text:p text:style-name="P21"/>
      <text:p text:style-name="P20">1.1 <text:s text:c="2"/>Apresentação do problema</text:p>
      <text:p text:style-name="P19"/>
      <text:p text:style-name="P19"/>
      <text:p text:style-name="P32"><text:span text:style-name="T5"><text:s text:c="8"/>A aluna sempre achou uma boa ideia dar uma caneca personalizada, todos que ela já presenteou gostaram, então, é uma ótima ideia outras pessoas presentear as pessoas que amam.</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5"/>
      <text:p text:style-name="P26">2 <text:s text:c="3"/>OBJETIVOS</text:p>
      <text:p text:style-name="P30"/>
      <text:p text:style-name="P34"><text:s text:c="8"/><text:span text:style-name="T16"><text:s text:c="5"/>c</text:span><text:span text:style-name="T17">riar um site para presentear e derivam do objetivo geral e apresentam as distintas ações que devem ser necessariamente desenvolvidas para o atingimento do objetivo geral.</text:span></text:p>
      <text:p text:style-name="P35"><text:span text:style-name="T15"/></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26"/>
      <text:p text:style-name="P27">3 <text:s text:c="2"/>METODOLOGIA</text:p>
      <text:p text:style-name="P31"><text:span text:style-name="T18"/></text:p>
      <text:p text:style-name="P31"><text:span text:style-name="T18"/></text:p>
      <text:p text:style-name="P31"><text:span text:style-name="T18"/></text:p>
      <text:p text:style-name="P31"><text:span text:style-name="T18"><text:s text:c="10"/></text:span><text:span text:style-name="Forte"><text:span text:style-name="T24">Observação em campo</text:span></text:span><text:span text:style-name="Fonte_20_parág._20_padrão"><text:span text:style-name="T25">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26">A observação em campo pode ser usada para estudar uma ampla gama de tópicos, incluindo: </text:span></text:span></text:p>
      <text:p text:style-name="P36"><text:span text:style-name="T22">Comportamento humano: A observação em campo pode ser usada para estudar o comportamento humano em uma variedade de contextos, incluindo ambientes sociais, ambientes de trabalho e ambientes escolares. </text:span></text:p>
      <text:p text:style-name="P36"><text:span text:style-name="T22">Cultura: A observação em campo pode ser usada para estudar culturas diferentes, observando o comportamento das pessoas em seu ambiente natural.</text:span></text:p>
      <text:p text:style-name="P1"><text:span text:style-name="T22">Organizações: A observação em campo pode ser usada para estudar organizações, observando o comportamento dos funcionários e clientes.</text:span></text:p>
      <text:p text:style-name="P2"><text:span text:style-name="T22">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span></text:p>
      <text:p text:style-name="P38"><text:soft-page-break/>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p text:style-name="P31"><text:span text:style-name="Fonte_20_parág._20_padrão"><text:span text:style-name="T19">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28">4 <text:s text:c="4"/>REFERENCIAL TEÓRICO</text:p>
      <text:p text:style-name="P28"/>
      <text:p text:style-name="P28"/>
      <text:p text:style-name="P28"><text:s/><text:span text:style-name="T16"><text:s text:c="12"/></text:span><text:span text:style-name="Fonte_20_parág._20_padrão"><text:span text:style-name="T19">Análise de projetos e sistemas: </text:span></text:span><text:span text:style-name="Fonte_20_parág._20_padrão"><text:span text:style-name="T26">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8"><text:span text:style-name="T21">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span></text:p>
      <text:list xml:id="list77256731" text:style-name="WWNum1">
        <text:list-item>
          <text:p text:style-name="P5"><text:span text:style-name="T21">Análise de arquitetura: Nesta fase, os analistas de sistemas trabalham para desenvolver uma arquitetura para o sistema. A arquitetura descreve a estrutura do sistema, incluindo seus componentes, interfaces e relacionamentos.</text:span></text:p>
        </text:list-item>
      </text:list>
      <text:p text:style-name="P3"><text:span text:style-name="T21">O processo de análise de projetos e sistemas é iterativo, o que significa que é realizado em ciclos repetidos. Em cada ciclo, os analistas de sistemas coletam mais informações, refinam seus entendimentos dos requisitos e atualizam a documentação.</text:span></text:p>
      <text:p text:style-name="P3"><text:span text:style-name="T21">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span></text:p>
      <text:p text:style-name="P37"/>
      <text:p text:style-name="P4"><text:span text:style-name="T5">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span></text:p>
      <text:list xml:id="list2048076452" text:style-name="WWNum2">
        <text:list-item>
          <text:p text:style-name="P6"><text:span text:style-name="T5">Armazenar dados de negócios: Os bancos de dados são usados por empresas para armazenar dados sobre clientes, produtos, vendas e outros aspectos de seus negócios.</text:span></text:p>
        </text:list-item>
        <text:list-item>
          <text:p text:style-name="P7"><text:soft-page-break/><text:span text:style-name="T5">Armazenar dados de pesquisa: Os bancos de dados são usados por pesquisadores para armazenar dados de pesquisas, como dados de censo, dados de saúde e dados de clima.</text:span></text:p>
        </text:list-item>
        <text:list-item>
          <text:p text:style-name="P6"><text:span text:style-name="T5">Armazenar dados pessoais: Os bancos de dados são usados por organizações para armazenar dados pessoais, como dados de clientes, dados de funcionários e dados de saúde.</text:span></text:p>
        </text:list-item>
      </text:list>
      <text:p text:style-name="P3"><text:span text:style-name="T5">Os bancos de dados são organizados em tabelas, que são coleções de linhas e colunas. Cada linha representa um registro, que é uma coleção de dados relacionados. Cada coluna representa um campo, que é um tipo específico de dados.</text:span></text:p>
      <text:p text:style-name="P3"><text:span text:style-name="T5">Os bancos de dados são gerenciados por um sistema de gerenciamento de banco de dados (SGBD). O SGBD é um software que fornece ferramentas para criar, acessar e gerenciar dados em um banco de dados.</text:span></text:p>
      <text:p text:style-name="P28"><text:span text:style-name="Fonte_20_parág._20_padrão"><text:span text:style-name="T19">Front-End: </text:span></text:span><text:span text:style-name="Fonte_20_parág._20_padrão"><text:span text:style-name="T26">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 </text:span></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oft-page-break/><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26"/></text:span></text:p>
      <text:p text:style-name="P28"><text:span text:style-name="Fonte_20_parág._20_padrão"><text:span text:style-name="T32">8 <text:s text:c="5"/>REFERÊNCIAS</text:span></text:span></text:p>
      <text:p text:style-name="P29"><text:span text:style-name="Fonte_20_parág._20_padrão"><text:span text:style-name="T32"/></text:span></text:p>
      <text:p text:style-name="P29"><text:span text:style-name="Fonte_20_parág._20_padrão"><text:span text:style-name="T32"><text:s/></text:span></text:span><text:span text:style-name="Fonte_20_parág._20_padrão"><text:span text:style-name="T35"><text:s/>bcmarketing, 2021</text:span></text:span></text:p>
      <text:p text:style-name="P33">LEININGER,M. (1995).Qualitative research methods in Nursing. Orlando. Grune &amp; Stratton</text:p>
      <text:p text:style-name="P33">LEININGER,M.(1991). Culture Care. Diversity &amp;Universality: a Theory of Nursing..New York. </text:p>
      <text:p text:style-name="P29"><text:span text:style-name="Fonte_20_parág._20_padrão"><text:span text:style-name="T35">National League for Nursing Press.MELEIS, Afaf I. (1991). Theoretical Nursing: development and progress. 2º ed. LIPPINCOTT Com-pany. Califórnia.A observação participante enquanto técnica de investigaçã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var ricos-custom-p-font-family" svg:font-family="'var ricos-custom-p-font-family', unse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pt" fo:country="BR" style:letter-kerning="false" style:font-name-asian="Times New Roman1" style:font-family-asian="'Times New Roman'" style:font-family-generic-asian="system" style:font-pitch-asian="variable" style:font-size-asian="11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LO-Normal" style:default-outline-level="">
      <style:paragraph-properties fo:margin-top="0.176cm" fo:margin-bottom="0.176cm" loext:contextual-spacing="false" fo:orphans="2" fo:widows="2" fo:hyphenation-ladder-count="no-limit" style:vertical-align="auto"/>
      <style:text-properties fo:font-size="12pt" style:font-size-asian="12pt" style:font-size-complex="12pt" fo:hyphenate="true" fo:hyphenation-remain-char-count="2" fo:hyphenation-push-char-count="2" loext:hyphenation-no-caps="false"/>
    </style:style>
    <style:style style:name="Fonte_20_parág._20_padrão" style:display-name="Fonte parág. padrão" style:family="text"/>
    <style:style style:name="Forte" style:family="text" style:parent-style-name="Fonte_20_parág._20_padrão">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s text:c="155"/></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0:19:43.905965960</meta:creation-date>
    <dc:date>2024-04-11T11:40:42.552570382</dc:date>
    <meta:editing-duration>PT4M36S</meta:editing-duration>
    <meta:editing-cycles>1</meta:editing-cycles>
    <meta:document-statistic meta:table-count="0" meta:image-count="0" meta:object-count="0" meta:page-count="10" meta:paragraph-count="61" meta:word-count="1775" meta:character-count="11556" meta:non-whitespace-character-count="9472"/>
    <meta:generator>LibreOffice/6.4.7.2$Linux_X86_64 LibreOffice_project/40$Build-2</meta:generator>
  </office:meta>
</office:document-meta>
</file>